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7.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92cm" fo:min-width="7.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208cm" fo:min-width="7.1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5.3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3.15cm" fo:min-width="5.3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45cm" fo:min-width="5.3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10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9.35cm" fo:min-width="10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5.25cm" fo:min-width="10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5.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start"/>
      <style:text-properties fo:font-size="14pt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12pt" style:font-size-asian="14pt" style:font-size-complex="14pt"/>
    </style:style>
    <style:style style:name="P6" style:family="paragraph">
      <loext:graphic-properties draw:fill-color="#ffffff"/>
      <style:paragraph-properties fo:text-align="start"/>
      <style:text-properties fo:font-size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7.6cm" svg:height="1.1cm" svg:x="1.8cm" svg:y="18.1cm">
            <text:p text:style-name="P1">Song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7.6cm" svg:height="1.342cm" svg:x="1.8cm" svg:y="21.6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7.6cm" svg:height="2.458cm" svg:x="1.8cm" svg:y="19.2cm">
            <text:p text:style-name="P4"><text:span text:style-name="T1">@title == String</text:span></text:p>
            <text:p text:style-name="P4"><text:span text:style-name="T1">@Artist == String</text:span></text:p>
            <text:p text:style-name="P4"><text:span text:style-name="T1">@lyrics == String</text:span></text:p>
            <text:p text:style-name="P4"><text:span text:style-name="T1">@length_in_seconds == Integer 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2" draw:layer="layout" svg:width="5.8cm" svg:height="1.1cm" svg:x="13.1cm" svg:y="1.6cm">
            <text:p text:style-name="P1">Guest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5.8cm" svg:height="3.4cm" svg:x="13.1cm" svg:y="5.4cm">
            <text:p text:style-name="P4"><text:span text:style-name="T2">favourite_song?(Song)</text:span></text:p>
            <text:p text:style-name="P4"><text:span text:style-name="T2">cheer()</text:span></text:p>
            <text:p text:style-name="P4"><text:span text:style-name="T2">reduce_money()</text:span></text:p>
            <text:p text:style-name="P4"><text:span text:style-name="T2">increase_money()</text:span></text:p>
            <text:p text:style-name="P4"><text:span text:style-name="T2">sing(Song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5.8cm" svg:height="2.7cm" svg:x="13.1cm" svg:y="2.7cm">
            <text:p text:style-name="P4"><text:span text:style-name="T2">@Name == String</text:span></text:p>
            <text:p text:style-name="P4"><text:span text:style-name="T2">@Money == Integer</text:span></text:p>
            <text:p text:style-name="P4"><text:span text:style-name="T2">@fav_song == Song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2" draw:layer="layout" svg:width="10.5cm" svg:height="1.1cm" svg:x="1.5cm" svg:y="1.4cm">
            <text:p text:style-name="P1">Roo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0.5cm" svg:height="9.6cm" svg:x="1.5cm" svg:y="8cm">
            <text:p text:style-name="P4"><text:span text:style-name="T2">current_guests() - returns new array</text:span></text:p>
            <text:p text:style-name="P4"><text:span text:style-name="T2">space_for_guests?(Array (type Guest))</text:span></text:p>
            <text:p text:style-name="P4"><text:span text:style-name="T2">check_in_guests(Array (type Guest))</text:span></text:p>
            <text:p text:style-name="P4"><text:span text:style-name="T2">guests_can_pay?(Array (type Guest))</text:span></text:p>
            <text:p text:style-name="P4"><text:span text:style-name="T2">get_payment_from_guests()</text:span></text:p>
            <text:p text:style-name="P4"><text:span text:style-name="T2">remove_guests()</text:span></text:p>
            <text:p text:style-name="P4"><text:span text:style-name="T2">number_of_guests()</text:span></text:p>
            <text:p text:style-name="P4"><text:span text:style-name="T2">get_current_song()</text:span></text:p>
            <text:p text:style-name="P4"><text:span text:style-name="T2">add_song(Song)</text:span></text:p>
            <text:p text:style-name="P4"><text:span text:style-name="T2">song_in_room?(Song)</text:span></text:p>
            <text:p text:style-name="P4"><text:span text:style-name="T2">remove_song(Song)</text:span></text:p>
            <text:p text:style-name="P4"><text:span text:style-name="T2">play_next_song()</text:span></text:p>
            <text:p text:style-name="P4"><text:span text:style-name="T2">play_random_song()</text:span></text:p>
            <text:p text:style-name="P4"><text:span text:style-name="T2">Room.reset_total_rooms_counter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draw:layer="layout" svg:width="10.5cm" svg:height="5.5cm" svg:x="1.5cm" svg:y="2.5cm">
            <text:p text:style-name="P4"><text:span text:style-name="T2">@@total_rooms == Integer</text:span></text:p>
            <text:p text:style-name="P4"><text:span text:style-name="T2">@room_number == Integer</text:span></text:p>
            <text:p text:style-name="P4"><text:span text:style-name="T2">@Guests = Array (type Guest)</text:span></text:p>
            <text:p text:style-name="P4"><text:span text:style-name="T2">@Songs == Array (type Song)</text:span></text:p>
            <text:p text:style-name="P4"><text:span text:style-name="T2">@capacity == Integer</text:span></text:p>
            <text:p text:style-name="P4"><text:span text:style-name="T2">@entry_fee == Integer </text:span></text:p>
            <text:p text:style-name="P4"><text:span text:style-name="T2">@current_song_index == Integ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" draw:text-style-name="P2" draw:layer="layout" svg:width="5.8cm" svg:height="1.1cm" svg:x="13.1cm" svg:y="9.4cm">
            <text:p text:style-name="P1">Consumable</text:p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5.8cm" svg:height="1.6cm" svg:x="13.1cm" svg:y="13.2cm">
            <text:p text:style-name="P4"><text:span text:style-name="T2">No method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5.8cm" svg:height="2.7cm" svg:x="13.1cm" svg:y="10.5cm">
            <text:p text:style-name="P4"><text:span text:style-name="T2">@Name == String</text:span></text:p>
            <text:p text:style-name="P4"><text:span text:style-name="T2">@cost == Integer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2T10:31:25.522363000</meta:creation-date>
    <dc:date>2017-06-04T22:23:46.620248000</dc:date>
    <meta:editing-duration>P1DT14H25M30S</meta:editing-duration>
    <meta:editing-cycles>37</meta:editing-cycles>
    <meta:generator>LibreOffice/5.2.6.2$MacOSX_X86_64 LibreOffice_project/a3100ed2409ebf1c212f5048fbe377c281438fdc</meta:generator>
    <meta:document-statistic meta:object-count="16"/>
  </office:meta>
</office:document-meta>
</file>